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, Arial, Verdana, 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bold" officeooo:rsid="00066a16" officeooo:paragraph-rsid="00066a16" style:font-size-asian="18pt" style:font-weight-asian="bold" style:font-size-complex="18pt" style:font-weight-complex="bold"/>
    </style:style>
    <style:style style:name="P2" style:family="paragraph" style:parent-style-name="Standard">
      <style:text-properties fo:font-variant="normal" fo:text-transform="none" fo:color="#000000" style:font-name="Roboto" fo:font-size="12pt" fo:letter-spacing="normal" fo:font-style="normal" style:text-underline-style="none" fo:font-weight="normal" officeooo:rsid="00066a16" officeooo:paragraph-rsid="00066a1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8pt" style:text-underline-style="none" fo:font-weight="normal" officeooo:rsid="00066a16" officeooo:paragraph-rsid="00066a16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variant="normal" fo:text-transform="none" fo:color="#000000" style:font-name="Roboto" fo:font-size="12pt" fo:letter-spacing="normal" fo:font-style="normal" style:text-underline-style="none" fo:font-weight="normal" officeooo:rsid="00066a16" officeooo:paragraph-rsid="00066a16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officeooo:rsid="00066a16" officeooo:paragraph-rsid="00066a16" style:font-size-asian="10.5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Features of C99</text:span></text:p>
      <text:p text:style-name="P3"/>
      <text:p text:style-name="P4">The C99, previously known as the C9X, is an informal name for ISO/IEC 9899:1999 of C programming standard. It is the enhanced and newer version of C90 with added features for the language and the standard library and hence makes use of a better implementation of the available computer hardware such as the IEEE arithmetic and compiler technology.</text:p>
      <text:p text:style-name="P4"/>
      <text:p text:style-name="P2"><text:span text:style-name="T3">Feature</text:span><text:span text:style-name="T2"> :</text:span></text:p>
      <text:p text:style-name="P4"/>
      <text:p text:style-name="P5">The C99 standard introduces several new language features. These new features include:</text:p>
      <text:list xml:id="list2709223023" text:style-name="L1">
        <text:list-item>
          <text:p text:style-name="P6">Some features are like extensions to C90 offered by GNU compiler such as macros with a variable number of arguments.</text:p>
        </text:list-item>
        <text:list-item>
          <text:p text:style-name="P7">C99 allows the use of sophisticated numbers and designated initializers.</text:p>
        </text:list-item>
        <text:list-item>
          <text:p text:style-name="P7">Restricted pointers are also added in C99.</text:p>
        </text:list-item>
        <text:list-item>
          <text:p text:style-name="P7">There are some new keywords and identifiers.</text:p>
        </text:list-item>
        <text:list-item>
          <text:p text:style-name="P7">New comment techniques</text:p>
        </text:list-item>
        <text:list-item>
          <text:p text:style-name="P7">Inline functions</text:p>
        </text:list-item>
        <text:list-item>
          <text:p text:style-name="P7">Variable length array</text:p>
        </text:list-item>
        <text:list-item>
          <text:p text:style-name="P7">Flexible array members</text:p>
        </text:list-item>
        <text:list-item>
          <text:p text:style-name="P7">New header files were included</text:p>
        </text:list-item>
        <text:list-item>
          <text:p text:style-name="P7">Addition of Compound Literal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, Arial, Verdana, 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3:09:53.462626977</meta:creation-date>
    <dc:date>2019-10-19T14:44:24.852825543</dc:date>
    <meta:editing-duration>PT1H24M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9" meta:character-count="885" meta:non-whitespace-character-count="756"/>
  </office:meta>
</office:document-meta>
</file>